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B0000001B043E587D.png" manifest:media-type="image/png"/>
  <manifest:file-entry manifest:full-path="Pictures/100002010000001B0000001BA52E47F5.png" manifest:media-type="image/png"/>
  <manifest:file-entry manifest:full-path="Pictures/10000A19000002C2000002C22470F2B5.svg" manifest:media-type="image/svg+xml"/>
  <manifest:file-entry manifest:full-path="Pictures/100007EA000002C2000002C2F501F19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o" fo:font-size="18pt" style:font-size-asian="18pt" style:font-size-complex="18pt"/>
    </style:style>
    <style:style style:name="T1" style:family="text">
      <style:text-properties style:font-name="Lat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59cm" svg:height="1.017cm" svg:x="2.61cm" svg:y="1.508cm">
          <draw:text-box>
            <text:p text:style-name="P1"><text:span text:style-name="T1">555-123-4567</text:span></text:p>
          </draw:text-box>
        </draw:frame>
        <draw:frame draw:style-name="gr1" draw:text-style-name="P2" draw:layer="layout" svg:width="6.094cm" svg:height="1.017cm" svg:x="2.137cm" svg:y="2.736cm">
          <draw:text-box>
            <text:p text:style-name="P1"><text:span text:style-name="T1">todd@twolfson.com</text:span></text:p>
          </draw:text-box>
        </draw:frame>
        <draw:frame draw:style-name="gr2" draw:text-style-name="P1" draw:layer="layout" svg:width="0.738cm" svg:height="0.738cm" svg:x="1.975cm" svg:y="1.669cm">
          <draw:image xlink:href="Pictures/100007EA000002C2000002C2F501F19A.svg" xlink:type="simple" xlink:show="embed" xlink:actuate="onLoad">
            <text:p/>
          </draw:image>
          <draw:image xlink:href="Pictures/100002010000001B0000001B043E587D.png" xlink:type="simple" xlink:show="embed" xlink:actuate="onLoad"/>
        </draw:frame>
        <draw:frame draw:style-name="gr2" draw:text-style-name="P1" draw:layer="layout" svg:width="0.829cm" svg:height="0.829cm" svg:x="1.382cm" svg:y="2.873cm">
          <draw:image xlink:href="Pictures/10000A19000002C2000002C22470F2B5.svg" xlink:type="simple" xlink:show="embed" xlink:actuate="onLoad">
            <text:p/>
          </draw:image>
          <draw:image xlink:href="Pictures/100002010000001B0000001BA52E47F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3cm" fo:margin-bottom="0.203cm" fo:margin-left="0.203cm" fo:margin-right="0.203cm" fo:page-width="9.296cm" fo:page-height="5.4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dd </meta:initial-creator>
    <meta:creation-date>2016-03-02T21:11:41.924682322</meta:creation-date>
    <dc:date>2016-03-22T22:44:37.098252673</dc:date>
    <dc:creator>todd </dc:creator>
    <meta:editing-duration>PT36M25S</meta:editing-duration>
    <meta:editing-cycles>30</meta:editing-cycles>
    <meta:generator>LibreOffice/4.2.8.2$Linux_X86_64 LibreOffice_project/420m0$Build-2</meta:generator>
    <meta:document-statistic meta:object-count="4"/>
  </office:meta>
</office:document-meta>
</file>